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list-style-name="L1">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Arial1" fo:font-size="12pt" fo:font-style="normal" style:text-underline-style="solid" style:text-underline-width="auto" style:text-underline-color="font-color" fo:font-weight="bold" style:text-blinking="false" fo:background-color="transparent"/>
    </style:style>
    <style:style style:name="P2" style:family="paragraph" style:parent-style-name="Heading_20_1">
      <style:text-properties fo:font-variant="normal" fo:text-transform="none" fo:color="#000000" style:text-line-through-style="none" style:font-name="Arial1" fo:font-size="14.25pt" fo:font-style="normal" style:text-underline-style="solid" style:text-underline-width="auto" style:text-underline-color="font-color" fo:font-weight="bold" style:text-blinking="false" fo:background-color="transparent"/>
    </style:style>
    <style:style style:name="P3" style:family="paragraph" style:parent-style-name="Text_20_body" style:list-style-name="L2">
      <style:paragraph-properties fo:margin-top="0cm" fo:margin-bottom="0cm"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 style:family="paragraph" style:parent-style-name="Text_20_body" style:list-style-name="L3">
      <style:paragraph-properties fo:margin-top="0cm" fo:margin-bottom="0cm"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paragraph-properties fo:margin-top="0cm" fo:margin-bottom="0cm" fo:text-align="justify" style:justify-single-word="false" style:writing-mode="lr-tb"/>
    </style:style>
    <style:style style:name="P6"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P7" style:family="paragraph" style:parent-style-name="Text_20_body">
      <style:paragraph-properties fo:margin-left="0.635cm" fo:margin-right="0cm" fo:margin-top="0cm" fo:margin-bottom="0cm" fo:text-align="justify" style:justify-single-word="false" fo:text-indent="0cm" style:auto-text-indent="false" style:writing-mode="lr-tb"/>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6.75pt" fo:font-style="normal" style:text-underline-style="none" fo:font-weight="bold" style:text-blinking="false" fo:background-color="transparent"/>
    </style:style>
    <style:style style:name="T5" style:family="text">
      <style:text-properties fo:font-variant="normal" fo:text-transform="none" fo:color="#000000" style:text-line-through-style="none" style:text-underline-style="none" style:text-blinking="false" fo:background-color="transparen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internal-source-marker_0.6922620054727298"/>AG0902A "3D Graphics Programming"</text:h>
      <text:list xml:id="list36265964" text:style-name="L1">
        <text:list-item>
          <text:list>
            <text:list-item>
              <text:h text:style-name="P1" text:outline-level="2">Coursework 2 </text:h>
            </text:list-item>
          </text:list>
        </text:list-item>
      </text:list>
      <text:p text:style-name="Text_20_body"><text:line-break/><text:span text:style-name="T1">1. Produce a </text:span><text:span text:style-name="T2">program</text:span><text:span text:style-name="T5"> </text:span><text:span text:style-name="T1">that creates and renders a 3D scene, showing the implementation of the following computer graphics techniques in Direct3D 10:</text:span></text:p>
      <text:list xml:id="list36287692" text:style-name="L2">
        <text:list-item>
          <text:p text:style-name="P3">Procedural content generation (e.g. terrain generation via faulting)</text:p>
        </text:list-item>
        <text:list-item>
          <text:p text:style-name="P3">Post-processing (e.g. Gaussian blur)</text:p>
        </text:list-item>
        <text:list-item>
          <text:p text:style-name="P3">Interactive camera (e.g. 3D camera from Luna’s framework)</text:p>
        </text:list-item>
      </text:list>
      <text:p text:style-name="Text_20_body"><text:span text:style-name="T1">The manner in which you exhibit your mastery of these techniques is up to you.</text:span><text:line-break/><text:line-break/><text:span text:style-name="T1">2. Produce a </text:span><text:span text:style-name="T2">report</text:span><text:span text:style-name="T5"> </text:span><text:span text:style-name="T1">covering:</text:span></text:p>
      <text:list xml:id="list36279995" text:style-name="L3">
        <text:list-item>
          <text:p text:style-name="P4">An outline of the general features of your program</text:p>
        </text:list-item>
        <text:list-item>
          <text:p text:style-name="P4">A description of features such as visual and sound effects or interactivity.</text:p>
        </text:list-item>
        <text:list-item>
          <text:p text:style-name="P4">A description of your code organisation: classes, data structures, separate code files etc. Include diagrams as required.</text:p>
        </text:list-item>
        <text:list-item>
          <text:p text:style-name="P4">A critical appraisal of your program in relation to code organisation, efficiency of strategies and the decisions regarding alternative strategies.</text:p>
        </text:list-item>
        <text:list-item>
          <text:p text:style-name="P4">Reflection on what has been learned, technically about programming Direct3D, from undertaking the work, concentrating on being informative to someone else who might take on a similar task.</text:p>
        </text:list-item>
        <text:list-item>
          <text:p text:style-name="P4">References: books, web sites, assistance from colleagues/staff etc. using Harvard style.</text:p>
        </text:list-item>
      </text:list>
      <text:p text:style-name="Text_20_body"/>
      <text:p text:style-name="P5"><text:span text:style-name="T2">Submission</text:span><text:span text:style-name="T1">: </text:span></text:p>
      <text:p text:style-name="P7"><text:span text:style-name="T1">Please submit a single .zip archive contatining your report, your code, and all the required resources (e.g. textures or models). The submission is online via Blackboard. There are no limits on the number of resubmissions as long as they are done before the deadline. The deadline for submission is</text:span><text:span text:style-name="T5"> </text:span><text:span text:style-name="T2">Friday May 11</text:span><text:span text:style-name="T4">th</text:span><text:span text:style-name="T2">, 11:59pm</text:span><text:span text:style-name="T1">. Your grades and feedback on your work will be available three weeks from the date of submission. </text:span></text:p>
      <text:p text:style-name="Text_20_body"><text:line-break/><text:span text:style-name="T2">Coding guidelines: </text:span></text:p>
      <text:p text:style-name="P7"><text:span text:style-name="T1">Your source code should be well organised, well written and reasonably well commented; all additional dependencies of the code such as the use of external libraries should be clearly documented both in code and in the report. Using code that is not your own is acceptable as long as you clearly mention </text:span><text:span text:style-name="T2">and</text:span><text:span text:style-name="T5"> </text:span><text:span text:style-name="T1">reference it, both in the code </text:span><text:span text:style-name="T2">and</text:span><text:span text:style-name="T5"> </text:span><text:span text:style-name="T1">in the report, and as long as your original contribution is significant enough. Unreferenced use of code that is not your own is plagiarism and will be dealt with according to university policies.</text:span></text:p>
      <text:p text:style-name="Text_20_body"/>
      <text:p text:style-name="P5"><text:span text:style-name="T2">Grading</text:span><text:span text:style-name="T1">:</text:span></text:p>
      <text:p text:style-name="P7"><text:span text:style-name="T1">The grade is based half and half on the program and the report, however an outstanding program without a report (or vice versa) is not a D(10), it is an F(3): both parts are required for a pass. Program will be graded on content (i.e. features included), usability, code structure and style; report will be graded on comprehensiveness, clarity and general grasp of the subject matter. As a rule of thumb, the report should be between 4 and 8 pages long. Minimal criteria for a pass (i.e. a D(9)) is a program that has been assembled mostly from code given during tutorials, and that compiles, runs and shows </text:span><text:span text:style-name="T3">something</text:span><text:span text:style-name="T5"> </text:span><text:span text:style-name="T1">on the screen, together with a report that has </text:span><text:span text:style-name="T3">some relevant text </text:span><text:span text:style-name="T1">in all the sections noted above. Project that ‘ticks all the boxes’ will get you at most a B(17); for an A you should demonstrate an exceptional mastery in at least one area of the above.</text:span></text:p>
      <text:p text:style-name="Text_20_body"/>
      <text:p text:style-name="P6">Good luck and have fu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han Jones</meta:initial-creator>
    <meta:creation-date>2012-05-11T16:12:29.01</meta:creation-date>
    <meta:document-statistic meta:table-count="0" meta:image-count="0" meta:object-count="0" meta:page-count="1" meta:paragraph-count="20" meta:word-count="506" meta:character-count="3047"/>
    <dc:date>2012-05-11T16:14:43.70</dc:date>
    <dc:creator>Jonathan Jones</dc:creator>
    <meta:editing-duration>PT2M14S</meta:editing-duration>
    <meta:editing-cycles>1</meta:editing-cycles>
    <meta:generator>OpenOffice.org/3.3$Win32 OpenOffice.org_project/330m20$Build-9567</meta:generator>
  </office:meta>
</office:document-meta>
</file>